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rray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{1;2;3}</text:p>
          </table:table-cell>
          <table:table-cell table:formula="of:={1|2|3}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={1;2;3|4;5;6}</text:p>
          </table:table-cell>
          <table:table-cell table:formula="of:={1|2|3|4|5|6}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={0;1;2|FALSE;TRUE;"two"}</text:p>
          </table:table-cell>
          <table:table-cell table:formula="of:={0|1|2|FALSE|TRUE|&quot;two&quot;}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=SIN<text:span text:style-name="T1">(</text:span>{1;2;3}<text:span text:style-name="T1">)</text:span></text:p>
          </table:table-cell>
          <table:table-cell table:formula="of:=SIN({1|2|3})" office:value-type="float" office:value="0.841470984807896" calcext:value-type="float">
            <text:p>0.8414709848078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number-matrix-columns-spanned="1" table:number-matrix-rows-spanned="3" table:formula="of:=IF([.A10:.A12]&gt;0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formula="of:=[.A14:.A15]+1" office:value-type="float" office:value="2" calcext:value-type="float">
            <text:p>2</text:p>
          </table:table-cell>
          <table:table-cell table:formula="of:=SUMPRODUCT([.A14:.A15]+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formula="of:=[.A15:.A16]+1" office:value-type="float" office:value="3" calcext:value-type="float">
            <text:p>3</text:p>
          </table:table-cell>
          <table:table-cell table:formula="of:=SUMPRODUCT([.A15:.A16]+1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A16:.A17]+1" office:value-type="float" office:value="1" calcext:value-type="float">
            <text:p>1</text:p>
          </table:table-cell>
          <table:table-cell table:formula="of:=SUMPRODUCT([.A16:.A17]+1)" office:value-type="float" office:value="2" calcext:value-type="float">
            <text:p>2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5:40:19.972742734</meta:creation-date>
    <meta:generator>LibreOffice/6.1.5.2$Linux_ARM_EABI LibreOffice_project/10$Build-2</meta:generator>
    <dc:date>2020-10-15T15:51:02.872271422</dc:date>
    <meta:editing-duration>PT10M47S</meta:editing-duration>
    <meta:editing-cycles>1</meta:editing-cycles>
    <meta:document-statistic meta:table-count="1" meta:cell-count="31" meta:object-count="0"/>
  </office:meta>
</office:document-meta>
</file>